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10580000879200001508D21A14F0A9096EB5.svg" manifest:media-type="image/svg+xml"/>
  <manifest:file-entry manifest:full-path="Pictures/1000020100000520000000CC2781271DC9D224AF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ole-draw-aspect="1" style:protect="size"/>
    </style:style>
    <style:style style:name="gr3" style:family="graphic" style:parent-style-name="standard">
      <style:graphic-properties draw:stroke="none" draw:fill="none" fo:min-height="4.38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draw:auto-grow-height="true" fo:min-height="2.6cm"/>
    </style:style>
    <style:style style:name="pr4" style:family="presentation" style:parent-style-name="BrightBlue-notes">
      <style:graphic-properties draw:fill-color="#ffffff" draw:auto-grow-height="true" fo:min-height="14cm"/>
    </style:style>
    <style:style style:name="pr5" style:family="presentation" style:parent-style-name="BrightBlue-title">
      <style:graphic-properties fo:min-height="2.813cm"/>
    </style:style>
    <style:style style:name="co1" style:family="table-column">
      <style:table-column-properties style:column-width="6.953cm" style:use-optimal-column-width="false"/>
    </style:style>
    <style:style style:name="co2" style:family="table-column">
      <style:table-column-properties style:column-width="2.586cm" style:use-optimal-column-width="false"/>
    </style:style>
    <style:style style:name="co3" style:family="table-column">
      <style:table-column-properties style:column-width="2.375cm" style:use-optimal-column-width="false"/>
    </style:style>
    <style:style style:name="co4" style:family="table-column">
      <style:table-column-properties style:column-width="2.977cm" style:use-optimal-column-width="false"/>
    </style:style>
    <style:style style:name="co5" style:family="table-column">
      <style:table-column-properties style:column-width="3.909cm" style:use-optimal-column-width="false"/>
    </style:style>
    <style:style style:name="co6" style:family="table-column">
      <style:table-column-properties style:column-width="3.187cm" style:use-optimal-column-width="false"/>
    </style:style>
    <style:style style:name="co7" style:family="table-column">
      <style:table-column-properties style:column-width="4.149cm" style:use-optimal-column-width="false"/>
    </style:style>
    <style:style style:name="co8" style:family="table-column">
      <style:table-column-properties style:column-width="4.96cm" style:use-optimal-column-width="false"/>
    </style:style>
    <style:style style:name="co9" style:family="table-column">
      <style:table-column-properties style:column-width="3.922cm" style:use-optimal-column-width="false"/>
    </style:style>
    <style:style style:name="co10" style:family="table-column">
      <style:table-column-properties style:column-width="5.953cm" style:use-optimal-column-width="false"/>
    </style:style>
    <style:style style:name="co11" style:family="table-column">
      <style:table-column-properties style:column-width="5.178cm" style:use-optimal-column-width="false"/>
    </style:style>
    <style:style style:name="co12" style:family="table-column">
      <style:table-column-properties style:column-width="5.261cm" style:use-optimal-column-width="false"/>
    </style:style>
    <style:style style:name="co13" style:family="table-column">
      <style:table-column-properties style:column-width="6.954cm" style:use-optimal-column-width="false"/>
    </style:style>
    <style:style style:name="co14" style:family="table-column">
      <style:table-column-properties style:column-width="3.37cm" style:use-optimal-column-width="false"/>
    </style:style>
    <style:style style:name="co15" style:family="table-column">
      <style:table-column-properties style:column-width="4.541cm" style:use-optimal-column-width="false"/>
    </style:style>
    <style:style style:name="co16" style:family="table-column">
      <style:table-column-properties style:column-width="4.42cm" style:use-optimal-column-width="false"/>
    </style:style>
    <style:style style:name="co17" style:family="table-column">
      <style:table-column-properties style:column-width="6.955cm" style:use-optimal-column-width="false"/>
    </style:style>
    <style:style style:name="co18" style:family="table-column">
      <style:table-column-properties style:column-width="4.152cm" style:use-optimal-column-width="false"/>
    </style:style>
    <style:style style:name="co19" style:family="table-column">
      <style:table-column-properties style:column-width="2.316cm" style:use-optimal-column-width="false"/>
    </style:style>
    <style:style style:name="co20" style:family="table-column">
      <style:table-column-properties style:column-width="2.344cm" style:use-optimal-column-width="false"/>
    </style:style>
    <style:style style:name="co21" style:family="table-column">
      <style:table-column-properties style:column-width="3.018cm" style:use-optimal-column-width="false"/>
    </style:style>
    <style:style style:name="co22" style:family="table-column">
      <style:table-column-properties style:column-width="4.169cm" style:use-optimal-column-width="false"/>
    </style:style>
    <style:style style:name="co23" style:family="table-column">
      <style:table-column-properties style:column-width="3.878cm" style:use-optimal-column-width="false"/>
    </style:style>
    <style:style style:name="co24" style:family="table-column">
      <style:table-column-properties style:column-width="3.458cm" style:use-optimal-column-width="false"/>
    </style:style>
    <style:style style:name="ro1" style:family="table-row">
      <style:table-row-properties style:row-height="1.604cm"/>
    </style:style>
    <style:style style:name="ro2" style:family="table-row">
      <style:table-row-properties style:row-height="2.009cm"/>
    </style:style>
    <style:style style:name="ro3" style:family="table-row">
      <style:table-row-properties style:row-height="0.977cm"/>
    </style:style>
    <style:style style:name="ro4" style:family="table-row">
      <style:table-row-properties style:row-height="2.001cm"/>
    </style:style>
    <style:style style:name="ro5" style:family="table-row">
      <style:table-row-properties style:row-height="1.165cm"/>
    </style:style>
    <style:style style:name="ro6" style:family="table-row">
      <style:table-row-properties style:row-height="2.389cm"/>
    </style:style>
    <style:style style:name="ro7" style:family="table-row">
      <style:table-row-properties style:row-height="2.395cm"/>
    </style:style>
    <style:style style:name="ro8" style:family="table-row">
      <style:table-row-properties style:row-height="2.39cm"/>
    </style:style>
    <style:style style:name="ro9" style:family="table-row">
      <style:table-row-properties style:row-height="1.167cm"/>
    </style:style>
    <style:style style:name="ce1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paragraph-properties fo:border-left="0.03pt solid #ffffff" fo:border-right="0.03pt solid #ffffff" fo:border-top="0.03pt solid #ffffff" fo:border-bottom="none"/>
    </style:style>
    <style:style style:name="ce3" style:family="table-cell">
      <style:paragraph-properties fo:border-left="0.03pt solid #ffffff" fo:border-right="none" fo:border-top="0.03pt solid #ffffff" fo:border-bottom="0.03pt solid #ffffff"/>
    </style:style>
    <style:style style:name="ce4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pt" fo:country="BR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pt" fo:country="BR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odelos de Elasticidad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Funcional :</text:p>
          </draw:text-box>
        </draw:frame>
        <draw:frame draw:style-name="gr2" draw:layer="layout" svg:width="5.81cm" svg:height="0.513cm" svg:x="1.313cm" svg:y="5.36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São Francisco (Validação Cruzada) <text:s text:c="2"/></text:p>
          </draw:text-box>
        </draw:frame>
        <draw:frame draw:style-name="standard" draw:layer="layout" svg:width="26.135cm" svg:height="4.668cm" svg:x="0.804cm" svg:y="4.3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gray3">
              <table:table-cell>
                <text:p><text:span text:style-name="T1">Modelo</text:span></text:p>
              </table:table-cell>
              <table:table-cell>
                <text:p><text:span text:style-name="T1">Const.</text:span></text:p>
              </table:table-cell>
              <table:table-cell>
                <text:p><text:span text:style-name="T1">Elast. Prec</text:span></text:p>
              </table:table-cell>
              <table:table-cell>
                <text:p><text:span text:style-name="T1">Elast. Temp </text:span></text:p>
              </table:table-cell>
              <table:table-cell>
                <text:p><text:span text:style-name="T1">Elast. Wind </text:span></text:p>
              </table:table-cell>
              <table:table-cell>
                <text:p><text:span text:style-name="T1">Elast. Eto</text:span></text:p>
              </table:table-cell>
              <table:table-cell>
                <text:p><text:span text:style-name="T1">RMSE</text:span></text:p>
              </table:table-cell>
            </table:table-row>
            <table:table-row table:style-name="ro2" table:default-cell-style-name="gray2">
              <table:table-cell>
                <text:p><text:span text:style-name="T1">F¹² = P¹²T¹²W¹²E¹²</text:span></text:p>
              </table:table-cell>
              <table:table-cell>
                <text:p><text:span text:style-name="T1">5.67</text:span></text:p>
              </table:table-cell>
              <table:table-cell>
                <text:p><text:span text:style-name="T1">1.46</text:span></text:p>
              </table:table-cell>
              <table:table-cell>
                <text:p><text:span text:style-name="T1">-3.40</text:span></text:p>
              </table:table-cell>
              <table:table-cell>
                <text:p><text:span text:style-name="T1">0.13</text:span></text:p>
              </table:table-cell>
              <table:table-cell>
                <text:p><text:span text:style-name="T1">0.03</text:span></text:p>
              </table:table-cell>
              <table:table-cell table:style-name="ce1">
                <text:p text:style-name="P2"><text:span text:style-name="T2">1650.9</text:span></text:p>
              </table:table-cell>
            </table:table-row>
            <table:table-row table:style-name="ro3" table:default-cell-style-name="gray1">
              <table:table-cell>
                <text:p><text:span text:style-name="T1">F¹² = (P¹²:T¹²:W¹²)E¹²</text:span></text:p>
              </table:table-cell>
              <table:table-cell>
                <text:p><text:span text:style-name="T1">7.35</text:span></text:p>
              </table:table-cell>
              <table:table-cell>
                <text:p><text:span text:style-name="T1">1.67</text:span></text:p>
              </table:table-cell>
              <table:table-cell>
                <text:p><text:span text:style-name="T1">-3.67</text:span></text:p>
              </table:table-cell>
              <table:table-cell>
                <text:p><text:span text:style-name="T1">-0.30</text:span></text:p>
              </table:table-cell>
              <table:table-cell>
                <text:p><text:span text:style-name="T1">0.05</text:span></text:p>
              </table:table-cell>
              <table:table-cell>
                <text:p><text:span text:style-name="T1">1647.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8.969cm" svg:height="4.63cm" svg:x="1.6cm" svg:y="10.197cm">
          <draw:text-box>
            <text:p text:style-name="P3"><text:span text:style-name="T3">9 x 1 sparse Matrix of class "dgCMatrix"</text:span></text:p>
            <text:p text:style-name="P3"><text:span text:style-name="T3"><text:s text:c="23"/></text:span><text:span text:style-name="T3">1</text:span></text:p>
            <text:p text:style-name="P3"><text:span text:style-name="T3">(Intercept) <text:s text:c="2"/>7.34736729</text:span></text:p>
            <text:p text:style-name="P3"><text:span text:style-name="T3">Eto <text:s text:c="10"/>0.04553668</text:span></text:p>
            <text:p text:style-name="P3"><text:span text:style-name="T3">u2 <text:s text:c="10"/>-0.33163785</text:span></text:p>
            <text:p text:style-name="P3"><text:span text:style-name="T3">rain <text:s text:c="9"/>0.49377780</text:span></text:p>
            <text:p text:style-name="P3"><text:span text:style-name="T3">temp <text:s text:c="8"/>-4.43721389</text:span></text:p>
            <text:p text:style-name="P3"><text:span text:style-name="T3">u2:rain <text:s text:c="6"/>0.42525590</text:span></text:p>
            <text:p text:style-name="P3"><text:span text:style-name="T3">u2:temp <text:s text:c="5"/>-0.55010161</text:span></text:p>
            <text:p text:style-name="P3"><text:span text:style-name="T3">rain:temp <text:s text:c="4"/>0.60778652</text:span></text:p>
            <text:p text:style-name="P3"><text:span text:style-name="T3">u2:rain:temp <text:s/>0.16381178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Hindcast SF (2021 - 2050)</text:p>
          </draw:text-box>
        </draw:frame>
        <draw:frame draw:style-name="standard" draw:layer="layout" svg:width="25.273cm" svg:height="7.053cm" svg:x="0.192cm" svg:y="5.743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4" table:default-cell-style-name="gray3">
              <table:table-cell>
                <text:p><text:span text:style-name="T1">Variável</text:span></text:p>
              </table:table-cell>
              <table:table-cell>
                <text:p><text:span text:style-name="T1">Obs (1981 - 2010)</text:span></text:p>
              </table:table-cell>
              <table:table-cell>
                <text:p><text:span text:style-name="T1">1981-2010* MIROC5/Eta</text:span></text:p>
              </table:table-cell>
              <table:table-cell>
                <text:p><text:span text:style-name="T1">1981-2010* </text:span></text:p>
                <text:p><text:span text:style-name="T1">(CANEMS2/Eta)</text:span></text:p>
              </table:table-cell>
              <table:table-cell>
                <text:p><text:span text:style-name="T1">1981-2010* (HADGEM-ES/Eta)</text:span></text:p>
              </table:table-cell>
            </table:table-row>
            <table:table-row table:style-name="ro5" table:default-cell-style-name="gray2">
              <table:table-cell>
                <text:p><text:span text:style-name="T1">Precipitação</text:span></text:p>
              </table:table-cell>
              <table:table-cell>
                <text:p><text:span text:style-name="T1">966.4</text:span></text:p>
              </table:table-cell>
              <table:table-cell>
                <text:p><text:span text:style-name="T1">1224.5</text:span></text:p>
              </table:table-cell>
              <table:table-cell>
                <text:p><text:span text:style-name="T1">878.4</text:span></text:p>
              </table:table-cell>
              <table:table-cell>
                <text:p><text:span text:style-name="T1">1412.4</text:span></text:p>
              </table:table-cell>
            </table:table-row>
            <table:table-row table:style-name="ro5" table:default-cell-style-name="gray1">
              <table:table-cell>
                <text:p><text:span text:style-name="T1">Temperatura</text:span></text:p>
              </table:table-cell>
              <table:table-cell>
                <text:p><text:span text:style-name="T1">24.4</text:span></text:p>
              </table:table-cell>
              <table:table-cell>
                <text:p><text:span text:style-name="T1">21.0</text:span></text:p>
              </table:table-cell>
              <table:table-cell>
                <text:p><text:span text:style-name="T1">23.0</text:span></text:p>
              </table:table-cell>
              <table:table-cell>
                <text:p><text:span text:style-name="T1">22.3</text:span></text:p>
              </table:table-cell>
            </table:table-row>
            <table:table-row table:style-name="ro5" table:default-cell-style-name="gray2">
              <table:table-cell>
                <text:p><text:span text:style-name="T1">Evpt</text:span></text:p>
              </table:table-cell>
              <table:table-cell>
                <text:p><text:span text:style-name="T1">1613.1 </text:span></text:p>
              </table:table-cell>
              <table:table-cell>
                <text:p><text:span text:style-name="T1">1313.9</text:span></text:p>
              </table:table-cell>
              <table:table-cell>
                <text:p><text:span text:style-name="T1">1206.3</text:span></text:p>
              </table:table-cell>
              <table:table-cell>
                <text:p><text:span text:style-name="T1">1256.4</text:span></text:p>
              </table:table-cell>
            </table:table-row>
            <table:table-row table:style-name="ro5" table:default-cell-style-name="gray1">
              <table:table-cell>
                <text:p><text:span text:style-name="T1">u2</text:span></text:p>
              </table:table-cell>
              <table:table-cell>
                <text:p><text:span text:style-name="T1">1.61</text:span></text:p>
              </table:table-cell>
              <table:table-cell>
                <text:p><text:span text:style-name="T1">3.13</text:span></text:p>
              </table:table-cell>
              <table:table-cell>
                <text:p><text:span text:style-name="T1">3.27</text:span></text:p>
              </table:table-cell>
              <table:table-cell>
                <text:p><text:span text:style-name="T1">2.9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Projeção SF (2021 - 2050)</text:p>
          </draw:text-box>
        </draw:frame>
        <draw:frame draw:style-name="standard" draw:layer="layout" svg:width="25.273cm" svg:height="7.053cm" svg:x="0.192cm" svg:y="5.743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4" table:default-cell-style-name="gray3">
              <table:table-cell>
                <text:p><text:span text:style-name="T1">Variável</text:span></text:p>
              </table:table-cell>
              <table:table-cell>
                <text:p><text:span text:style-name="T1">Obs (1981 - 2010)</text:span></text:p>
              </table:table-cell>
              <table:table-cell>
                <text:p><text:span text:style-name="T1">2021-2050 MIROC5/Eta</text:span></text:p>
              </table:table-cell>
              <table:table-cell>
                <text:p><text:span text:style-name="T1">2021-2050 </text:span></text:p>
                <text:p><text:span text:style-name="T1">(CANEMS2/Eta)</text:span></text:p>
              </table:table-cell>
              <table:table-cell>
                <text:p><text:span text:style-name="T1">2021-2050 (HADGEM-ES/Eta)</text:span></text:p>
              </table:table-cell>
            </table:table-row>
            <table:table-row table:style-name="ro5" table:default-cell-style-name="gray2">
              <table:table-cell>
                <text:p><text:span text:style-name="T1">Precipitação</text:span></text:p>
              </table:table-cell>
              <table:table-cell>
                <text:p><text:span text:style-name="T1">966.4</text:span></text:p>
              </table:table-cell>
              <table:table-cell>
                <text:p><text:span text:style-name="T1">1042.8 (+7,9%)</text:span></text:p>
              </table:table-cell>
              <table:table-cell>
                <text:p><text:span text:style-name="T1">734.4 (-24,0%)</text:span></text:p>
              </table:table-cell>
              <table:table-cell>
                <text:p><text:span text:style-name="T1">525.6 (45,6%)</text:span></text:p>
              </table:table-cell>
            </table:table-row>
            <table:table-row table:style-name="ro5" table:default-cell-style-name="gray1">
              <table:table-cell>
                <text:p><text:span text:style-name="T1">Temperatura</text:span></text:p>
              </table:table-cell>
              <table:table-cell>
                <text:p><text:span text:style-name="T1">24.4</text:span></text:p>
              </table:table-cell>
              <table:table-cell>
                <text:p><text:span text:style-name="T1">25.3 (+3,6%)</text:span></text:p>
              </table:table-cell>
              <table:table-cell>
                <text:p><text:span text:style-name="T1">24.7 (+1,2%)</text:span></text:p>
              </table:table-cell>
              <table:table-cell>
                <text:p><text:span text:style-name="T1">23.9 (-2,1%)</text:span></text:p>
              </table:table-cell>
            </table:table-row>
            <table:table-row table:style-name="ro5" table:default-cell-style-name="gray2">
              <table:table-cell>
                <text:p><text:span text:style-name="T1">Evpt</text:span></text:p>
              </table:table-cell>
              <table:table-cell>
                <text:p><text:span text:style-name="T1">1613.1 </text:span></text:p>
              </table:table-cell>
              <table:table-cell>
                <text:p><text:span text:style-name="T1">386.4 ( -76,2%)</text:span></text:p>
              </table:table-cell>
              <table:table-cell>
                <text:p><text:span text:style-name="T1">451.2 (-72,0%)</text:span></text:p>
              </table:table-cell>
              <table:table-cell>
                <text:p><text:span text:style-name="T1">462 (-71,3%)</text:span></text:p>
              </table:table-cell>
            </table:table-row>
            <table:table-row table:style-name="ro5" table:default-cell-style-name="gray1">
              <table:table-cell>
                <text:p><text:span text:style-name="T1">u2</text:span></text:p>
              </table:table-cell>
              <table:table-cell>
                <text:p><text:span text:style-name="T1">1.61</text:span></text:p>
              </table:table-cell>
              <table:table-cell>
                <text:p><text:span text:style-name="T1">3.1 (+92,5%)</text:span></text:p>
              </table:table-cell>
              <table:table-cell>
                <text:p><text:span text:style-name="T1">3.3 (+105,5%)</text:span></text:p>
              </table:table-cell>
              <table:table-cell>
                <text:p><text:span text:style-name="T1">3.1 (+92,5%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Vazão no Hindcast (1980 - 2010)</text:p>
          </draw:text-box>
        </draw:frame>
        <draw:frame draw:style-name="standard" draw:layer="layout" svg:width="23.433cm" svg:height="5.947cm" svg:x="0.74cm" svg:y="5.345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7"/>
            <table:table-row table:style-name="ro4" table:default-cell-style-name="gray3">
              <table:table-cell>
                <text:p><text:span text:style-name="T1">Modelo</text:span></text:p>
              </table:table-cell>
              <table:table-cell>
                <text:p><text:span text:style-name="T1">Obs.</text:span></text:p>
              </table:table-cell>
              <table:table-cell>
                <text:p><text:span text:style-name="T1">1980-2010 MIROC5/Eta</text:span></text:p>
              </table:table-cell>
              <table:table-cell>
                <text:p><text:span text:style-name="T1">1980-2010</text:span></text:p>
                <text:p><text:span text:style-name="T1">(CANEMS2/Eta)</text:span></text:p>
              </table:table-cell>
              <table:table-cell>
                <text:p><text:span text:style-name="T1">1980-2010 (HADGEM-ES/Eta)</text:span></text:p>
              </table:table-cell>
            </table:table-row>
            <table:table-row table:style-name="ro6" table:default-cell-style-name="gray2">
              <table:table-cell>
                <text:p><text:span text:style-name="T1">F¹² = P¹²T¹²W¹²E¹²</text:span></text:p>
              </table:table-cell>
              <table:table-cell>
                <text:p><text:span text:style-name="T1">7774.25</text:span></text:p>
              </table:table-cell>
              <table:table-cell>
                <text:p>19990.0</text:p>
              </table:table-cell>
              <table:table-cell>
                <text:p>8613.5</text:p>
              </table:table-cell>
              <table:table-cell>
                <text:p>21024.4</text:p>
              </table:table-cell>
            </table:table-row>
            <table:table-row table:style-name="ro5" table:default-cell-style-name="gray1">
              <table:table-cell>
                <text:p><text:span text:style-name="T1">F¹² = (P¹²:T¹²:W¹²)E¹²</text:span></text:p>
              </table:table-cell>
              <table:table-cell>
                <text:p><text:span text:style-name="T1">7774.25 </text:span></text:p>
              </table:table-cell>
              <table:table-cell>
                <text:p>18919.5</text:p>
              </table:table-cell>
              <table:table-cell>
                <text:p>8601.2</text:p>
              </table:table-cell>
              <table:table-cell>
                <text:p>19353.6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Projeção SF (2021 - 2050)</text:p>
          </draw:text-box>
        </draw:frame>
        <draw:frame draw:style-name="standard" draw:layer="layout" svg:width="23.433cm" svg:height="7.176cm" svg:x="0.74cm" svg:y="5.345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7"/>
            <table:table-row table:style-name="ro4" table:default-cell-style-name="gray3">
              <table:table-cell>
                <text:p><text:span text:style-name="T1">Modelo</text:span></text:p>
              </table:table-cell>
              <table:table-cell>
                <text:p><text:span text:style-name="T1">Obs.</text:span></text:p>
              </table:table-cell>
              <table:table-cell>
                <text:p><text:span text:style-name="T1">2021-2050 MIROC5/Eta</text:span></text:p>
              </table:table-cell>
              <table:table-cell>
                <text:p><text:span text:style-name="T1">2021-2050 </text:span></text:p>
                <text:p><text:span text:style-name="T1">(CANEMS2/Eta)</text:span></text:p>
              </table:table-cell>
              <table:table-cell>
                <text:p><text:span text:style-name="T1">2021-2050 (HADGEM-ES/Eta)</text:span></text:p>
              </table:table-cell>
            </table:table-row>
            <table:table-row table:style-name="ro6" table:default-cell-style-name="gray2">
              <table:table-cell>
                <text:p><text:span text:style-name="T1">F¹² = P¹²T¹²W¹²E¹²</text:span></text:p>
              </table:table-cell>
              <table:table-cell>
                <text:p><text:span text:style-name="T1">7774.25</text:span></text:p>
              </table:table-cell>
              <table:table-cell>
                <text:p><text:span text:style-name="T1">7805.8 (+0.41%)</text:span></text:p>
              </table:table-cell>
              <table:table-cell>
                <text:p><text:span text:style-name="T1">5077.6 </text:span></text:p>
                <text:p><text:span text:style-name="T1">(-34.7%)</text:span></text:p>
              </table:table-cell>
              <table:table-cell>
                <text:p><text:span text:style-name="T1">3433.5 </text:span></text:p>
                <text:p><text:span text:style-name="T1">(-55.8%)</text:span></text:p>
              </table:table-cell>
            </table:table-row>
            <table:table-row table:style-name="ro5" table:default-cell-style-name="gray1">
              <table:table-cell>
                <text:p><text:span text:style-name="T1">F¹² = (P¹²:T¹²:W¹²)E¹²</text:span></text:p>
              </table:table-cell>
              <table:table-cell>
                <text:p><text:span text:style-name="T1">7774.25 </text:span></text:p>
              </table:table-cell>
              <table:table-cell>
                <text:p><text:span text:style-name="T1">2478.1 </text:span></text:p>
                <text:p><text:span text:style-name="T1">(-68,1%) </text:span></text:p>
              </table:table-cell>
              <table:table-cell>
                <text:p><text:span text:style-name="T1">1718.8</text:span></text:p>
                <text:p><text:span text:style-name="T1">(-78,0%)</text:span></text:p>
                <text:p><text:span text:style-name="T1"/></text:p>
              </table:table-cell>
              <table:table-cell>
                <text:p><text:span text:style-name="T1">1104.9 </text:span></text:p>
                <text:p><text:span text:style-name="T1">(-85.8%)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Projeção SF (2070 - 2099)</text:p>
          </draw:text-box>
        </draw:frame>
        <draw:frame draw:style-name="standard" draw:layer="layout" svg:width="25.273cm" svg:height="7.053cm" svg:x="0.192cm" svg:y="5.743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4" table:default-cell-style-name="gray3">
              <table:table-cell>
                <text:p><text:span text:style-name="T1">Variável</text:span></text:p>
              </table:table-cell>
              <table:table-cell>
                <text:p><text:span text:style-name="T1">Obs</text:span></text:p>
              </table:table-cell>
              <table:table-cell>
                <text:p><text:span text:style-name="T1">2070-2099 MIROC5/Eta</text:span></text:p>
              </table:table-cell>
              <table:table-cell>
                <text:p><text:span text:style-name="T1">2070-2099 </text:span></text:p>
                <text:p><text:span text:style-name="T1">(CANEMS2/Eta)</text:span></text:p>
              </table:table-cell>
              <table:table-cell>
                <text:p><text:span text:style-name="T1">2070-2099 (HADGEM-ES/Eta)</text:span></text:p>
              </table:table-cell>
            </table:table-row>
            <table:table-row table:style-name="ro5" table:default-cell-style-name="gray2">
              <table:table-cell>
                <text:p><text:span text:style-name="T1">Precipitação</text:span></text:p>
              </table:table-cell>
              <table:table-cell>
                <text:p><text:span text:style-name="T1">966.4</text:span></text:p>
              </table:table-cell>
              <table:table-cell>
                <text:p><text:span text:style-name="T1">1026.0</text:span></text:p>
              </table:table-cell>
              <table:table-cell>
                <text:p><text:span text:style-name="T1">310.8</text:span></text:p>
              </table:table-cell>
              <table:table-cell>
                <text:p><text:span text:style-name="T1">422.4</text:span></text:p>
              </table:table-cell>
            </table:table-row>
            <table:table-row table:style-name="ro5" table:default-cell-style-name="gray1">
              <table:table-cell>
                <text:p><text:span text:style-name="T1">Temperatura</text:span></text:p>
              </table:table-cell>
              <table:table-cell>
                <text:p><text:span text:style-name="T1">24.4</text:span></text:p>
              </table:table-cell>
              <table:table-cell>
                <text:p><text:span text:style-name="T1">28.6</text:span></text:p>
              </table:table-cell>
              <table:table-cell>
                <text:p><text:span text:style-name="T1">27.7</text:span></text:p>
              </table:table-cell>
              <table:table-cell>
                <text:p><text:span text:style-name="T1">26.8</text:span></text:p>
              </table:table-cell>
            </table:table-row>
            <table:table-row table:style-name="ro5" table:default-cell-style-name="gray2">
              <table:table-cell>
                <text:p><text:span text:style-name="T1">Evpt</text:span></text:p>
              </table:table-cell>
              <table:table-cell>
                <text:p><text:span text:style-name="T1">1613.1</text:span></text:p>
              </table:table-cell>
              <table:table-cell>
                <text:p><text:span text:style-name="T1">338.4</text:span></text:p>
              </table:table-cell>
              <table:table-cell>
                <text:p><text:span text:style-name="T1">303.6</text:span></text:p>
              </table:table-cell>
              <table:table-cell>
                <text:p><text:span text:style-name="T1">444.1</text:span></text:p>
              </table:table-cell>
            </table:table-row>
            <table:table-row table:style-name="ro5" table:default-cell-style-name="gray1">
              <table:table-cell>
                <text:p><text:span text:style-name="T1">u2</text:span></text:p>
              </table:table-cell>
              <table:table-cell>
                <text:p><text:span text:style-name="T1">1.61</text:span></text:p>
              </table:table-cell>
              <table:table-cell>
                <text:p><text:span text:style-name="T1">3.2</text:span></text:p>
              </table:table-cell>
              <table:table-cell>
                <text:p><text:span text:style-name="T1">3.5</text:span></text:p>
              </table:table-cell>
              <table:table-cell>
                <text:p><text:span text:style-name="T1">3.2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Projeção SF (2070 - 2099)</text:p>
          </draw:text-box>
        </draw:frame>
        <draw:frame draw:style-name="standard" draw:layer="layout" svg:width="23.437cm" svg:height="5.951cm" svg:x="0.741cm" svg:y="5.346cm">
          <table:table table:template-name="default" table:use-first-row-styles="true" table:use-banding-rows-styles="true">
            <table:table-column table:style-name="co17"/>
            <table:table-column table:style-name="co14"/>
            <table:table-column table:style-name="co15"/>
            <table:table-column table:style-name="co16"/>
            <table:table-column table:style-name="co18"/>
            <table:table-row table:style-name="ro7" table:default-cell-style-name="gray3">
              <table:table-cell>
                <text:p><text:span text:style-name="T1">Modelo</text:span></text:p>
              </table:table-cell>
              <table:table-cell>
                <text:p><text:span text:style-name="T1">Obs.</text:span></text:p>
              </table:table-cell>
              <table:table-cell>
                <text:p><text:span text:style-name="T1">2070-2099 MIROC5/Eta</text:span></text:p>
              </table:table-cell>
              <table:table-cell>
                <text:p><text:span text:style-name="T1">2070-2099 </text:span></text:p>
                <text:p><text:span text:style-name="T1">(CANEMS2/Eta)</text:span></text:p>
              </table:table-cell>
              <table:table-cell>
                <text:p><text:span text:style-name="T1">2070 - 2099 (HADGEM-ES/Eta)</text:span></text:p>
              </table:table-cell>
            </table:table-row>
            <table:table-row table:style-name="ro8" table:default-cell-style-name="gray2">
              <table:table-cell>
                <text:p><text:span text:style-name="T1">F¹² = P¹²T¹²W¹²E¹²</text:span></text:p>
              </table:table-cell>
              <table:table-cell>
                <text:p><text:span text:style-name="T1">7774.25</text:span></text:p>
              </table:table-cell>
              <table:table-cell>
                <text:p><text:span text:style-name="T1">5087.1</text:span></text:p>
              </table:table-cell>
              <table:table-cell>
                <text:p><text:span text:style-name="T1">1672.7</text:span></text:p>
              </table:table-cell>
              <table:table-cell>
                <text:p><text:span text:style-name="T1">1763.5</text:span></text:p>
              </table:table-cell>
            </table:table-row>
            <table:table-row table:style-name="ro9" table:default-cell-style-name="gray1">
              <table:table-cell>
                <text:p><text:span text:style-name="T1">F¹² = (P¹²:T¹²:W¹²)E¹²</text:span></text:p>
              </table:table-cell>
              <table:table-cell>
                <text:p><text:span text:style-name="T1">7774.25 </text:span></text:p>
              </table:table-cell>
              <table:table-cell>
                <text:p><text:span text:style-name="T1">2772.7</text:span></text:p>
              </table:table-cell>
              <table:table-cell>
                <text:p><text:span text:style-name="T1">1113.7</text:span></text:p>
              </table:table-cell>
              <table:table-cell>
                <text:p><text:span text:style-name="T1">982.1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araná (Validação Cruzada) <text:s text:c="2"/></text:p>
          </draw:text-box>
        </draw:frame>
        <draw:frame draw:style-name="standard" draw:layer="layout" svg:width="26.135cm" svg:height="4.668cm" svg:x="0.804cm" svg:y="4.306cm">
          <table:table table:template-name="default" table:use-first-row-styles="true" table:use-banding-rows-styles="true">
            <table:table-column table:style-name="co1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row table:style-name="ro1" table:default-cell-style-name="ce2">
              <table:table-cell table:style-name="gray3">
                <text:p><text:span text:style-name="T1">Modelo</text:span></text:p>
              </table:table-cell>
              <table:table-cell table:style-name="gray3">
                <text:p><text:span text:style-name="T1">Const.</text:span></text:p>
              </table:table-cell>
              <table:table-cell>
                <text:p><text:span text:style-name="T1">Elast. Prec</text:span></text:p>
              </table:table-cell>
              <table:table-cell>
                <text:p><text:span text:style-name="T1">Elast. Temp </text:span></text:p>
              </table:table-cell>
              <table:table-cell>
                <text:p><text:span text:style-name="T1">Elast. Wind </text:span></text:p>
              </table:table-cell>
              <table:table-cell>
                <text:p><text:span text:style-name="T1">Elast. Eto</text:span></text:p>
              </table:table-cell>
              <table:table-cell>
                <text:p><text:span text:style-name="T1">RMSE</text:span></text:p>
              </table:table-cell>
            </table:table-row>
            <table:table-row table:style-name="ro2" table:default-cell-style-name="gray2">
              <table:table-cell>
                <text:p><text:span text:style-name="T1">F¹² = P¹²T¹²W¹²E¹²</text:span></text:p>
              </table:table-cell>
              <table:table-cell table:style-name="ce3">
                <text:p><text:span text:style-name="T1">3.89</text:span></text:p>
              </table:table-cell>
              <table:table-cell>
                <text:p><text:span text:style-name="T1">0.09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.</text:span></text:p>
              </table:table-cell>
              <table:table-cell table:style-name="ce1">
                <text:p text:style-name="P6"><text:span text:style-name="T2">2027.4</text:span></text:p>
              </table:table-cell>
            </table:table-row>
            <table:table-row table:style-name="ro3" table:default-cell-style-name="ce4">
              <table:table-cell table:style-name="gray1">
                <text:p><text:span text:style-name="T1">F¹² = (P¹²:T¹²:W¹²)E¹²</text:span></text:p>
              </table:table-cell>
              <table:table-cell table:style-name="gray1">
                <text:p><text:span text:style-name="T1">3.89</text:span></text:p>
              </table:table-cell>
              <table:table-cell>
                <text:p><text:span text:style-name="T1">0.09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2027.4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3" draw:text-style-name="P4" draw:layer="layout" svg:width="8.969cm" svg:height="4.63cm" svg:x="1.231cm" svg:y="10cm">
          <draw:text-box>
            <text:p text:style-name="P3"><text:span text:style-name="T3">9 x 1 sparse Matrix of class "dgCMatrix"</text:span></text:p>
            <text:p text:style-name="P3"><text:span text:style-name="T3"><text:s text:c="23"/></text:span><text:span text:style-name="T3">1</text:span></text:p>
            <text:p text:style-name="P3"><text:span text:style-name="T3">(Intercept) <text:s/>3.893400383</text:span></text:p>
            <text:p text:style-name="P3"><text:span text:style-name="T3">Eto <text:s text:c="9"/>. <text:s text:c="9"/></text:span></text:p>
            <text:p text:style-name="P3"><text:span text:style-name="T3">rain <text:s text:c="8"/>0.085865310</text:span></text:p>
            <text:p text:style-name="P3"><text:span text:style-name="T3">u2 <text:s text:c="10"/>. <text:s text:c="9"/></text:span></text:p>
            <text:p text:style-name="P3"><text:span text:style-name="T3">temp <text:s text:c="8"/>. <text:s text:c="9"/></text:span></text:p>
            <text:p text:style-name="P3"><text:span text:style-name="T3">rain:u2 <text:s text:c="5"/>. <text:s text:c="9"/></text:span></text:p>
            <text:p text:style-name="P3"><text:span text:style-name="T3">rain:temp <text:s text:c="3"/>0.002648403</text:span></text:p>
            <text:p text:style-name="P3"><text:span text:style-name="T3">u2:temp <text:s text:c="5"/>. <text:s text:c="9"/></text:span></text:p>
            <text:p text:style-name="P3"><text:span text:style-name="T3">rain:u2:temp . <text:s text:c="9"/>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Projeção Paraná (2021 - 2050)</text:p>
          </draw:text-box>
        </draw:frame>
        <draw:frame draw:style-name="standard" draw:layer="layout" svg:width="25.273cm" svg:height="7.053cm" svg:x="0.192cm" svg:y="5.743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4" table:default-cell-style-name="gray3">
              <table:table-cell>
                <text:p><text:span text:style-name="T1">Variável</text:span></text:p>
              </table:table-cell>
              <table:table-cell>
                <text:p><text:span text:style-name="T1">Obs</text:span></text:p>
              </table:table-cell>
              <table:table-cell>
                <text:p><text:span text:style-name="T1">2021-2050 MIROC5/Eta</text:span></text:p>
              </table:table-cell>
              <table:table-cell>
                <text:p><text:span text:style-name="T1">2021-2050 </text:span></text:p>
                <text:p><text:span text:style-name="T1">(CANEMS2/Eta)</text:span></text:p>
              </table:table-cell>
              <table:table-cell>
                <text:p><text:span text:style-name="T1">2021-2050 (HADGEM-ES/Eta)</text:span></text:p>
              </table:table-cell>
            </table:table-row>
            <table:table-row table:style-name="ro5" table:default-cell-style-name="gray2">
              <table:table-cell>
                <text:p><text:span text:style-name="T1">Precipitação</text:span></text:p>
              </table:table-cell>
              <table:table-cell>
                <text:p><text:span text:style-name="T1">1563.6</text:span></text:p>
              </table:table-cell>
              <table:table-cell>
                <text:p><text:span text:style-name="T1">1231.2</text:span></text:p>
              </table:table-cell>
              <table:table-cell>
                <text:p><text:span text:style-name="T1">1442.4</text:span></text:p>
              </table:table-cell>
              <table:table-cell>
                <text:p><text:span text:style-name="T1">1054.0</text:span></text:p>
              </table:table-cell>
            </table:table-row>
            <table:table-row table:style-name="ro5" table:default-cell-style-name="gray1">
              <table:table-cell>
                <text:p><text:span text:style-name="T1">Temperatura</text:span></text:p>
              </table:table-cell>
              <table:table-cell>
                <text:p><text:span text:style-name="T1">22.6</text:span></text:p>
              </table:table-cell>
              <table:table-cell>
                <text:p><text:span text:style-name="T1">25.6</text:span></text:p>
              </table:table-cell>
              <table:table-cell>
                <text:p><text:span text:style-name="T1">24.6</text:span></text:p>
              </table:table-cell>
              <table:table-cell>
                <text:p><text:span text:style-name="T1">23.8</text:span></text:p>
              </table:table-cell>
            </table:table-row>
            <table:table-row table:style-name="ro5" table:default-cell-style-name="gray2">
              <table:table-cell>
                <text:p><text:span text:style-name="T1">Evpt</text:span></text:p>
              </table:table-cell>
              <table:table-cell>
                <text:p><text:span text:style-name="T1">1327.2</text:span></text:p>
              </table:table-cell>
              <table:table-cell>
                <text:p><text:span text:style-name="T1">392.0</text:span></text:p>
              </table:table-cell>
              <table:table-cell>
                <text:p><text:span text:style-name="T1">462.8</text:span></text:p>
              </table:table-cell>
              <table:table-cell>
                <text:p><text:span text:style-name="T1">469.7</text:span></text:p>
              </table:table-cell>
            </table:table-row>
            <table:table-row table:style-name="ro5" table:default-cell-style-name="gray1">
              <table:table-cell>
                <text:p><text:span text:style-name="T1">u2</text:span></text:p>
              </table:table-cell>
              <table:table-cell>
                <text:p><text:span text:style-name="T1">1.3</text:span></text:p>
              </table:table-cell>
              <table:table-cell>
                <text:p><text:span text:style-name="T1">3.2</text:span></text:p>
              </table:table-cell>
              <table:table-cell>
                <text:p><text:span text:style-name="T1">3.3</text:span></text:p>
              </table:table-cell>
              <table:table-cell>
                <text:p><text:span text:style-name="T1">3.1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Projeção Paraná (2021 - 2050)</text:p>
          </draw:text-box>
        </draw:frame>
        <draw:frame draw:style-name="standard" draw:layer="layout" svg:width="23.433cm" svg:height="5.947cm" svg:x="0.74cm" svg:y="5.345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7"/>
            <table:table-row table:style-name="ro4" table:default-cell-style-name="gray3">
              <table:table-cell>
                <text:p><text:span text:style-name="T1">Modelo</text:span></text:p>
              </table:table-cell>
              <table:table-cell>
                <text:p><text:span text:style-name="T1">Obs.</text:span></text:p>
              </table:table-cell>
              <table:table-cell>
                <text:p><text:span text:style-name="T1">2021-2050 MIROC5/Eta</text:span></text:p>
              </table:table-cell>
              <table:table-cell>
                <text:p><text:span text:style-name="T1">2021-2050 </text:span></text:p>
                <text:p><text:span text:style-name="T1">(CANEMS2/Eta)</text:span></text:p>
              </table:table-cell>
              <table:table-cell>
                <text:p><text:span text:style-name="T1">2021-2050 (HADGEM-ES/Eta)</text:span></text:p>
              </table:table-cell>
            </table:table-row>
            <table:table-row table:style-name="ro6" table:default-cell-style-name="gray2">
              <table:table-cell>
                <text:p><text:span text:style-name="T1">F¹² = P¹²T¹²W¹²E¹²</text:span></text:p>
              </table:table-cell>
              <table:table-cell>
                <text:p><text:span text:style-name="T1">12179.3</text:span></text:p>
              </table:table-cell>
              <table:table-cell>
                <text:p><text:span text:style-name="T1">11816.7</text:span></text:p>
              </table:table-cell>
              <table:table-cell>
                <text:p><text:span text:style-name="T1">12006.4</text:span></text:p>
              </table:table-cell>
              <table:table-cell>
                <text:p><text:span text:style-name="T1">11647.8</text:span></text:p>
              </table:table-cell>
            </table:table-row>
            <table:table-row table:style-name="ro5" table:default-cell-style-name="gray1">
              <table:table-cell>
                <text:p><text:span text:style-name="T1">F¹² = (P¹²:T¹²:W¹²)E¹²</text:span></text:p>
              </table:table-cell>
              <table:table-cell>
                <text:p><text:span text:style-name="T1">12179.3 </text:span></text:p>
              </table:table-cell>
              <table:table-cell>
                <text:p><text:span text:style-name="T1">11823.2</text:span></text:p>
              </table:table-cell>
              <table:table-cell>
                <text:p><text:span text:style-name="T1">12011.8</text:span></text:p>
              </table:table-cell>
              <table:table-cell>
                <text:p><text:span text:style-name="T1">11648.7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Projeção Paraná (2070 - 2099)</text:p>
          </draw:text-box>
        </draw:frame>
        <draw:frame draw:style-name="standard" draw:layer="layout" svg:width="25.273cm" svg:height="7.053cm" svg:x="0.192cm" svg:y="5.743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4" table:default-cell-style-name="gray3">
              <table:table-cell>
                <text:p><text:span text:style-name="T1">Variável</text:span></text:p>
              </table:table-cell>
              <table:table-cell>
                <text:p><text:span text:style-name="T1">Obs</text:span></text:p>
              </table:table-cell>
              <table:table-cell>
                <text:p><text:span text:style-name="T1">2070-2099 MIROC5/Eta</text:span></text:p>
              </table:table-cell>
              <table:table-cell>
                <text:p><text:span text:style-name="T1">2070-2099 </text:span></text:p>
                <text:p><text:span text:style-name="T1">(CANEMS2/Eta)</text:span></text:p>
              </table:table-cell>
              <table:table-cell>
                <text:p><text:span text:style-name="T1">2070-2099 (HADGEM-ES/Eta)</text:span></text:p>
              </table:table-cell>
            </table:table-row>
            <table:table-row table:style-name="ro5" table:default-cell-style-name="gray2">
              <table:table-cell>
                <text:p><text:span text:style-name="T1">Precipitação</text:span></text:p>
              </table:table-cell>
              <table:table-cell>
                <text:p><text:span text:style-name="T1">1563.6</text:span></text:p>
              </table:table-cell>
              <table:table-cell>
                <text:p><text:span text:style-name="T1">1177.2</text:span></text:p>
              </table:table-cell>
              <table:table-cell>
                <text:p><text:span text:style-name="T1">1056.36</text:span></text:p>
              </table:table-cell>
              <table:table-cell>
                <text:p><text:span text:style-name="T1">1036.6 </text:span></text:p>
              </table:table-cell>
            </table:table-row>
            <table:table-row table:style-name="ro5" table:default-cell-style-name="gray1">
              <table:table-cell>
                <text:p><text:span text:style-name="T1">Temperatura</text:span></text:p>
              </table:table-cell>
              <table:table-cell>
                <text:p><text:span text:style-name="T1">22.6</text:span></text:p>
              </table:table-cell>
              <table:table-cell>
                <text:p><text:span text:style-name="T1">28.9</text:span></text:p>
              </table:table-cell>
              <table:table-cell>
                <text:p><text:span text:style-name="T1">27.8</text:span></text:p>
              </table:table-cell>
              <table:table-cell>
                <text:p><text:span text:style-name="T1">26.8</text:span></text:p>
              </table:table-cell>
            </table:table-row>
            <table:table-row table:style-name="ro5" table:default-cell-style-name="gray2">
              <table:table-cell>
                <text:p><text:span text:style-name="T1">Evpt</text:span></text:p>
              </table:table-cell>
              <table:table-cell>
                <text:p><text:span text:style-name="T1">1327.3</text:span></text:p>
              </table:table-cell>
              <table:table-cell>
                <text:p><text:span text:style-name="T1">350.1</text:span></text:p>
              </table:table-cell>
              <table:table-cell>
                <text:p><text:span text:style-name="T1">318.0</text:span></text:p>
              </table:table-cell>
              <table:table-cell>
                <text:p><text:span text:style-name="T1">452.4</text:span></text:p>
              </table:table-cell>
            </table:table-row>
            <table:table-row table:style-name="ro5" table:default-cell-style-name="gray1">
              <table:table-cell>
                <text:p><text:span text:style-name="T1">u2</text:span></text:p>
              </table:table-cell>
              <table:table-cell>
                <text:p><text:span text:style-name="T1">1.3</text:span></text:p>
              </table:table-cell>
              <table:table-cell>
                <text:p><text:span text:style-name="T1">3.3</text:span></text:p>
              </table:table-cell>
              <table:table-cell>
                <text:p><text:span text:style-name="T1">3.5</text:span></text:p>
              </table:table-cell>
              <table:table-cell>
                <text:p><text:span text:style-name="T1">3.2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Projeção Paraná (2070 - 2099)</text:p>
          </draw:text-box>
        </draw:frame>
        <draw:frame draw:style-name="standard" draw:layer="layout" svg:width="23.437cm" svg:height="5.951cm" svg:x="0.741cm" svg:y="5.346cm">
          <table:table table:template-name="default" table:use-first-row-styles="true" table:use-banding-rows-styles="true">
            <table:table-column table:style-name="co17"/>
            <table:table-column table:style-name="co14"/>
            <table:table-column table:style-name="co15"/>
            <table:table-column table:style-name="co16"/>
            <table:table-column table:style-name="co18"/>
            <table:table-row table:style-name="ro7" table:default-cell-style-name="gray3">
              <table:table-cell>
                <text:p><text:span text:style-name="T1">Modelo</text:span></text:p>
              </table:table-cell>
              <table:table-cell>
                <text:p><text:span text:style-name="T1">Obs.</text:span></text:p>
              </table:table-cell>
              <table:table-cell>
                <text:p><text:span text:style-name="T1">2070-2099 MIROC5/Eta</text:span></text:p>
              </table:table-cell>
              <table:table-cell>
                <text:p><text:span text:style-name="T1">2070-2099 </text:span></text:p>
                <text:p><text:span text:style-name="T1">(CANEMS2/Eta)</text:span></text:p>
              </table:table-cell>
              <table:table-cell>
                <text:p><text:span text:style-name="T1">2070 - 2099 (HADGEM-ES/Eta)</text:span></text:p>
              </table:table-cell>
            </table:table-row>
            <table:table-row table:style-name="ro8" table:default-cell-style-name="gray2">
              <table:table-cell>
                <text:p><text:span text:style-name="T1">F¹² = P¹²T¹²W¹²E¹²</text:span></text:p>
              </table:table-cell>
              <table:table-cell>
                <text:p><text:span text:style-name="T1">12179.3</text:span></text:p>
              </table:table-cell>
              <table:table-cell>
                <text:p><text:span text:style-name="T1">11770.1</text:span></text:p>
              </table:table-cell>
              <table:table-cell>
                <text:p><text:span text:style-name="T1">11671.2</text:span></text:p>
              </table:table-cell>
              <table:table-cell>
                <text:p><text:span text:style-name="T1">11638.3</text:span></text:p>
              </table:table-cell>
            </table:table-row>
            <table:table-row table:style-name="ro9" table:default-cell-style-name="gray1">
              <table:table-cell>
                <text:p><text:span text:style-name="T1">F¹² = (P¹²:T¹²:W¹²)E¹²</text:span></text:p>
              </table:table-cell>
              <table:table-cell>
                <text:p><text:span text:style-name="T1">12179.3</text:span></text:p>
              </table:table-cell>
              <table:table-cell>
                <text:p><text:span text:style-name="T1">11816.7</text:span></text:p>
              </table:table-cell>
              <table:table-cell>
                <text:p><text:span text:style-name="T1">11681.5</text:span></text:p>
              </table:table-cell>
              <table:table-cell>
                <text:p><text:span text:style-name="T1">11646.2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ocantins (Validação Cruzada) <text:s text:c="2"/></text:p>
          </draw:text-box>
        </draw:frame>
        <draw:frame draw:style-name="standard" draw:layer="layout" svg:width="26.135cm" svg:height="4.668cm" svg:x="0.804cm" svg:y="4.306cm">
          <table:table table:template-name="default" table:use-first-row-styles="true" table:use-banding-rows-styles="true">
            <table:table-column table:style-name="co1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row table:style-name="ro1" table:default-cell-style-name="ce2">
              <table:table-cell table:style-name="gray3">
                <text:p><text:span text:style-name="T1">Modelo</text:span></text:p>
              </table:table-cell>
              <table:table-cell table:style-name="gray3">
                <text:p><text:span text:style-name="T1">Const.</text:span></text:p>
              </table:table-cell>
              <table:table-cell>
                <text:p><text:span text:style-name="T1">Elast. Prec</text:span></text:p>
              </table:table-cell>
              <table:table-cell>
                <text:p><text:span text:style-name="T1">Elast. Temp </text:span></text:p>
              </table:table-cell>
              <table:table-cell>
                <text:p><text:span text:style-name="T1">Elast. Wind </text:span></text:p>
              </table:table-cell>
              <table:table-cell>
                <text:p><text:span text:style-name="T1">Elast. Eto</text:span></text:p>
              </table:table-cell>
              <table:table-cell>
                <text:p><text:span text:style-name="T1">RMSE</text:span></text:p>
              </table:table-cell>
            </table:table-row>
            <table:table-row table:style-name="ro2" table:default-cell-style-name="gray2">
              <table:table-cell>
                <text:p><text:span text:style-name="T1">F¹² = P¹²T¹²W¹²E¹²</text:span></text:p>
              </table:table-cell>
              <table:table-cell table:style-name="ce3">
                <text:p><text:span text:style-name="T1">7.96</text:span></text:p>
              </table:table-cell>
              <table:table-cell>
                <text:p><text:span text:style-name="T1">0.28</text:span></text:p>
              </table:table-cell>
              <table:table-cell>
                <text:p><text:span text:style-name="T1">-3.5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 table:style-name="ce1">
                <text:p text:style-name="P2"><text:span text:style-name="T2">607.4</text:span></text:p>
              </table:table-cell>
            </table:table-row>
            <table:table-row table:style-name="ro3" table:default-cell-style-name="ce4">
              <table:table-cell table:style-name="gray1">
                <text:p><text:span text:style-name="T1">F¹² = (P¹²:T¹²:W¹²)E¹²</text:span></text:p>
              </table:table-cell>
              <table:table-cell table:style-name="gray1">
                <text:p><text:span text:style-name="T1">7.87</text:span></text:p>
              </table:table-cell>
              <table:table-cell>
                <text:p><text:span text:style-name="T1">0.27</text:span></text:p>
              </table:table-cell>
              <table:table-cell>
                <text:p><text:span text:style-name="T1">-3.45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95.2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3" draw:text-style-name="P4" draw:layer="layout" svg:width="8.969cm" svg:height="4.63cm" svg:x="1.031cm" svg:y="10.37cm">
          <draw:text-box>
            <text:p text:style-name="P3"><text:span text:style-name="T3">9 x 1 sparse Matrix of class "dgCMatrix"</text:span></text:p>
            <text:p text:style-name="P3"><text:span text:style-name="T3"><text:s text:c="23"/></text:span><text:span text:style-name="T3">1</text:span></text:p>
            <text:p text:style-name="P3"><text:span text:style-name="T3">(Intercept) <text:s text:c="2"/>7.87681202</text:span></text:p>
            <text:p text:style-name="P3"><text:span text:style-name="T3">Eto <text:s text:c="10"/>. <text:s text:c="8"/></text:span></text:p>
            <text:p text:style-name="P3"><text:span text:style-name="T3">rain <text:s text:c="9"/>0.22887457</text:span></text:p>
            <text:p text:style-name="P3"><text:span text:style-name="T3">u2 <text:s text:c="11"/>. <text:s text:c="8"/></text:span></text:p>
            <text:p text:style-name="P3"><text:span text:style-name="T3">temp <text:s text:c="8"/>-3.49085402</text:span></text:p>
            <text:p text:style-name="P3"><text:span text:style-name="T3">rain:u2 <text:s text:c="6"/>. <text:s text:c="8"/></text:span></text:p>
            <text:p text:style-name="P3"><text:span text:style-name="T3">rain:temp <text:s text:c="4"/>0.05885669</text:span></text:p>
            <text:p text:style-name="P3"><text:span text:style-name="T3">u2:temp <text:s text:c="6"/>. <text:s text:c="8"/></text:span></text:p>
            <text:p text:style-name="P3"><text:span text:style-name="T3">rain:u2:temp <text:s/>. 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5" draw:layer="layout" svg:width="19.5cm" svg:height="2.813cm" svg:x="1.4cm" svg:y="0.494cm" presentation:class="title" presentation:user-transformed="true">
          <draw:text-box>
            <text:p>Projeção Tocantins (2021 - 2050)</text:p>
          </draw:text-box>
        </draw:frame>
        <draw:frame draw:style-name="standard" draw:layer="layout" svg:width="25.273cm" svg:height="7.053cm" svg:x="0.192cm" svg:y="5.743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4" table:default-cell-style-name="gray3">
              <table:table-cell>
                <text:p><text:span text:style-name="T1">Variável</text:span></text:p>
              </table:table-cell>
              <table:table-cell>
                <text:p><text:span text:style-name="T1">Obs</text:span></text:p>
              </table:table-cell>
              <table:table-cell>
                <text:p><text:span text:style-name="T1">2021-2050 MIROC5/Eta</text:span></text:p>
              </table:table-cell>
              <table:table-cell>
                <text:p><text:span text:style-name="T1">2021-2050 </text:span></text:p>
                <text:p><text:span text:style-name="T1">(CANEMS2/Eta)</text:span></text:p>
              </table:table-cell>
              <table:table-cell>
                <text:p><text:span text:style-name="T1">2021-2050 (HADGEM-ES/Eta)</text:span></text:p>
              </table:table-cell>
            </table:table-row>
            <table:table-row table:style-name="ro5" table:default-cell-style-name="gray2">
              <table:table-cell>
                <text:p><text:span text:style-name="T1">Precipitação</text:span></text:p>
              </table:table-cell>
              <table:table-cell>
                <text:p>1559.1</text:p>
              </table:table-cell>
              <table:table-cell>
                <text:p>1231.2</text:p>
              </table:table-cell>
              <table:table-cell>
                <text:p>955.2</text:p>
              </table:table-cell>
              <table:table-cell>
                <text:p>912.8</text:p>
              </table:table-cell>
            </table:table-row>
            <table:table-row table:style-name="ro5" table:default-cell-style-name="gray1">
              <table:table-cell>
                <text:p><text:span text:style-name="T1">Temperatura</text:span></text:p>
              </table:table-cell>
              <table:table-cell>
                <text:p>26.0</text:p>
              </table:table-cell>
              <table:table-cell>
                <text:p>25.6</text:p>
              </table:table-cell>
              <table:table-cell>
                <text:p>24.8</text:p>
              </table:table-cell>
              <table:table-cell>
                <text:p>23.9</text:p>
              </table:table-cell>
            </table:table-row>
            <table:table-row table:style-name="ro5" table:default-cell-style-name="gray2">
              <table:table-cell>
                <text:p><text:span text:style-name="T1">Evpt</text:span></text:p>
              </table:table-cell>
              <table:table-cell>
                <text:p>1479.1</text:p>
              </table:table-cell>
              <table:table-cell>
                <text:p>391.2</text:p>
              </table:table-cell>
              <table:table-cell>
                <text:p>459.6</text:p>
              </table:table-cell>
              <table:table-cell>
                <text:p>472.8</text:p>
              </table:table-cell>
            </table:table-row>
            <table:table-row table:style-name="ro5" table:default-cell-style-name="gray1">
              <table:table-cell>
                <text:p><text:span text:style-name="T1">u2</text:span></text:p>
              </table:table-cell>
              <table:table-cell>
                <text:p>1.07</text:p>
              </table:table-cell>
              <table:table-cell>
                <text:p>3.2</text:p>
              </table:table-cell>
              <table:table-cell>
                <text:p>3.3</text:p>
              </table:table-cell>
              <table:table-cell>
                <text:p>3.1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3" draw:layer="layout" svg:width="19.5cm" svg:height="2.6cm" svg:x="1.4cm" svg:y="0.6cm" presentation:class="title">
          <draw:text-box>
            <text:p>Projeção Tocantins (2021 - 2050)</text:p>
          </draw:text-box>
        </draw:frame>
        <draw:frame draw:style-name="standard" draw:layer="layout" svg:width="23.433cm" svg:height="5.947cm" svg:x="0.74cm" svg:y="5.345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7"/>
            <table:table-row table:style-name="ro4" table:default-cell-style-name="gray3">
              <table:table-cell>
                <text:p><text:span text:style-name="T1">Modelo</text:span></text:p>
              </table:table-cell>
              <table:table-cell>
                <text:p><text:span text:style-name="T1">Obs.</text:span></text:p>
              </table:table-cell>
              <table:table-cell>
                <text:p><text:span text:style-name="T1">2021-2050 MIROC5/Eta</text:span></text:p>
              </table:table-cell>
              <table:table-cell>
                <text:p><text:span text:style-name="T1">2021-2050 </text:span></text:p>
                <text:p><text:span text:style-name="T1">(CANEMS2/Eta)</text:span></text:p>
              </table:table-cell>
              <table:table-cell>
                <text:p><text:span text:style-name="T1">2021-2050 (HADGEM-ES/Eta)</text:span></text:p>
              </table:table-cell>
            </table:table-row>
            <table:table-row table:style-name="ro6" table:default-cell-style-name="gray2">
              <table:table-cell>
                <text:p><text:span text:style-name="T1">F¹² = P¹²T¹²W¹²E¹²</text:span></text:p>
              </table:table-cell>
              <table:table-cell>
                <text:p><text:span text:style-name="T1">4097.3</text:span></text:p>
              </table:table-cell>
              <table:table-cell>
                <text:p><text:span text:style-name="T1">3930.9</text:span></text:p>
              </table:table-cell>
              <table:table-cell>
                <text:p><text:span text:style-name="T1">4110.8</text:span></text:p>
              </table:table-cell>
              <table:table-cell>
                <text:p><text:span text:style-name="T1">4567.1</text:span></text:p>
              </table:table-cell>
            </table:table-row>
            <table:table-row table:style-name="ro5" table:default-cell-style-name="gray1">
              <table:table-cell>
                <text:p><text:span text:style-name="T1">F¹² = (P¹²:T¹²:W¹²)E¹²</text:span></text:p>
              </table:table-cell>
              <table:table-cell>
                <text:p><text:span text:style-name="T1">4097.3 </text:span></text:p>
              </table:table-cell>
              <table:table-cell>
                <text:p><text:span text:style-name="T1">3893.9</text:span></text:p>
              </table:table-cell>
              <table:table-cell>
                <text:p><text:span text:style-name="T1">4024.5</text:span></text:p>
              </table:table-cell>
              <table:table-cell>
                <text:p><text:span text:style-name="T1">4442.3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3" draw:layer="layout" svg:width="19.5cm" svg:height="2.6cm" svg:x="1.4cm" svg:y="0.6cm" presentation:class="title">
          <draw:text-box>
            <text:p>Projeção Tocantins (2070 - 2099)</text:p>
          </draw:text-box>
        </draw:frame>
        <draw:frame draw:style-name="standard" draw:layer="layout" svg:width="23.433cm" svg:height="5.947cm" svg:x="0.74cm" svg:y="5.345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7"/>
            <table:table-row table:style-name="ro4" table:default-cell-style-name="gray3">
              <table:table-cell>
                <text:p><text:span text:style-name="T1">Modelo</text:span></text:p>
              </table:table-cell>
              <table:table-cell>
                <text:p><text:span text:style-name="T1">Obs.</text:span></text:p>
              </table:table-cell>
              <table:table-cell>
                <text:p><text:span text:style-name="T1">2021-2050 MIROC5/Eta</text:span></text:p>
              </table:table-cell>
              <table:table-cell>
                <text:p><text:span text:style-name="T1">2070-2099 </text:span></text:p>
                <text:p><text:span text:style-name="T1">(CANEMS2/Eta)</text:span></text:p>
              </table:table-cell>
              <table:table-cell>
                <text:p><text:span text:style-name="T1">2070-2099 (HADGEM-ES/Eta)</text:span></text:p>
              </table:table-cell>
            </table:table-row>
            <table:table-row table:style-name="ro6" table:default-cell-style-name="gray2">
              <table:table-cell>
                <text:p><text:span text:style-name="T1">F¹² = P¹²T¹²W¹²E¹²</text:span></text:p>
              </table:table-cell>
              <table:table-cell>
                <text:p><text:span text:style-name="T1">4097.3</text:span></text:p>
              </table:table-cell>
              <table:table-cell>
                <text:p><text:span text:style-name="T1">2561.5</text:span></text:p>
              </table:table-cell>
              <table:table-cell>
                <text:p><text:span text:style-name="T1">2169.5</text:span></text:p>
              </table:table-cell>
              <table:table-cell>
                <text:p><text:span text:style-name="T1">2771.2</text:span></text:p>
              </table:table-cell>
            </table:table-row>
            <table:table-row table:style-name="ro5" table:default-cell-style-name="gray1">
              <table:table-cell>
                <text:p><text:span text:style-name="T1">F¹² = (P¹²:T¹²:W¹²)E¹²</text:span></text:p>
              </table:table-cell>
              <table:table-cell>
                <text:p><text:span text:style-name="T1">4097.3 </text:span></text:p>
              </table:table-cell>
              <table:table-cell>
                <text:p><text:span text:style-name="T1">2573.8</text:span></text:p>
              </table:table-cell>
              <table:table-cell>
                <text:p><text:span text:style-name="T1">2099.8</text:span></text:p>
              </table:table-cell>
              <table:table-cell>
                <text:p><text:span text:style-name="T1">2708.8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5" draw:layer="layout" svg:width="19.5cm" svg:height="2.813cm" svg:x="1.4cm" svg:y="0.494cm" presentation:class="title" presentation:user-transformed="true">
          <draw:text-box>
            <text:p>Projeção Tocantins (2070 - 2099)</text:p>
          </draw:text-box>
        </draw:frame>
        <draw:frame draw:style-name="standard" draw:layer="layout" svg:width="25.273cm" svg:height="7.053cm" svg:x="0.192cm" svg:y="5.743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4" table:default-cell-style-name="gray3">
              <table:table-cell>
                <text:p><text:span text:style-name="T1">Variável</text:span></text:p>
              </table:table-cell>
              <table:table-cell>
                <text:p><text:span text:style-name="T1">Obs</text:span></text:p>
              </table:table-cell>
              <table:table-cell>
                <text:p><text:span text:style-name="T1">2070-2099 MIROC5/Eta</text:span></text:p>
              </table:table-cell>
              <table:table-cell>
                <text:p><text:span text:style-name="T1">2070-2099 </text:span></text:p>
                <text:p><text:span text:style-name="T1">(CANEMS2/Eta)</text:span></text:p>
              </table:table-cell>
              <table:table-cell>
                <text:p><text:span text:style-name="T1">2070-2099 (HADGEM-ES/Eta)</text:span></text:p>
              </table:table-cell>
            </table:table-row>
            <table:table-row table:style-name="ro5" table:default-cell-style-name="gray2">
              <table:table-cell>
                <text:p><text:span text:style-name="T1">Precipitação</text:span></text:p>
              </table:table-cell>
              <table:table-cell>
                <text:p>1559.1</text:p>
              </table:table-cell>
              <table:table-cell>
                <text:p>1177.2</text:p>
              </table:table-cell>
              <table:table-cell>
                <text:p>436.8</text:p>
              </table:table-cell>
              <table:table-cell>
                <text:p>664.8</text:p>
              </table:table-cell>
            </table:table-row>
            <table:table-row table:style-name="ro5" table:default-cell-style-name="gray1">
              <table:table-cell>
                <text:p><text:span text:style-name="T1">Temperatura</text:span></text:p>
              </table:table-cell>
              <table:table-cell>
                <text:p>26.0</text:p>
              </table:table-cell>
              <table:table-cell>
                <text:p>28.9</text:p>
              </table:table-cell>
              <table:table-cell>
                <text:p>27.9</text:p>
              </table:table-cell>
              <table:table-cell>
                <text:p>26.9</text:p>
              </table:table-cell>
            </table:table-row>
            <table:table-row table:style-name="ro5" table:default-cell-style-name="gray2">
              <table:table-cell>
                <text:p><text:span text:style-name="T1">Evpt</text:span></text:p>
              </table:table-cell>
              <table:table-cell>
                <text:p>1479.1</text:p>
              </table:table-cell>
              <table:table-cell>
                <text:p>338.4</text:p>
              </table:table-cell>
              <table:table-cell>
                <text:p>309.6</text:p>
              </table:table-cell>
              <table:table-cell>
                <text:p>454.6</text:p>
              </table:table-cell>
            </table:table-row>
            <table:table-row table:style-name="ro5" table:default-cell-style-name="gray1">
              <table:table-cell>
                <text:p><text:span text:style-name="T1">u2</text:span></text:p>
              </table:table-cell>
              <table:table-cell>
                <text:p>1.07</text:p>
              </table:table-cell>
              <table:table-cell>
                <text:p>3.3</text:p>
              </table:table-cell>
              <table:table-cell>
                <text:p>3.5</text:p>
              </table:table-cell>
              <table:table-cell>
                <text:p>3.2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7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4" draw:text-style-name="MP9" draw:layer="backgroundobjects" svg:width="6.523cm" svg:height="1.085cm" svg:x="1.4cm" svg:y="14.347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5cm" svg:x="9.575cm" svg:y="14.347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5cm" svg:x="20.075cm" svg:y="14.347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1T17:53:32.855331448</meta:creation-date>
    <dc:date>2019-12-03T22:16:45.901704480</dc:date>
    <meta:editing-duration>PT4H1M8S</meta:editing-duration>
    <meta:editing-cycles>14</meta:editing-cycles>
    <meta:generator>LibreOffice/6.0.7.3$Linux_X86_64 LibreOffice_project/00m0$Build-3</meta:generator>
    <meta:document-statistic meta:object-count="111"/>
  </office:meta>
</office:document-meta>
</file>

<file path=Object 1/content.xml><?xml version="1.0" encoding="utf-8"?>
<math xmlns="http://www.w3.org/1998/Math/MathML" display="block">
  <semantics>
    <mrow>
      <mi>log</mi>
      <mrow>
        <mrow>
          <mo fence="true" stretchy="false">(</mo>
          <mrow>
            <mi>Q</mi>
          </mrow>
          <mo fence="true" stretchy="false">)</mo>
        </mrow>
        <mo stretchy="false">=</mo>
        <mi>log</mi>
      </mrow>
      <mrow>
        <mo fence="true" stretchy="false">[</mo>
        <mrow>
          <mrow>
            <mi>k</mi>
            <mo stretchy="false">∗</mo>
            <mrow>
              <mo fence="true" stretchy="false">(</mo>
              <mrow>
                <mrow>
                  <mi>P</mi>
                  <mi mathvariant="normal">:</mi>
                  <mi>T</mi>
                  <mi mathvariant="normal">:</mi>
                  <mi>W</mi>
                </mrow>
              </mrow>
              <mo fence="true" stretchy="false">)</mo>
            </mrow>
            <mo stretchy="false">∗</mo>
            <mi mathvariant="italic">Eto</mi>
          </mrow>
        </mrow>
        <mo fence="true" stretchy="false">]</mo>
      </mrow>
    </mrow>
    <annotation encoding="StarMath 5.0">log(Q) = log[k * (P:T:W) * Eto]
</annotation>
  </semantics>
</math>
</file>